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A0000008CA00D271EA5EDE6A54.png" manifest:media-type="image/png"/>
  <manifest:file-entry manifest:full-path="Pictures/1000020100000FA0000008CAC2D5570C45393AF3.png" manifest:media-type="image/png"/>
  <manifest:file-entry manifest:full-path="Pictures/1000020100000FA0000008CA689F556B883CAD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846cm"/>
      <style:paragraph-properties style:writing-mode="lr-tb"/>
    </style:style>
    <style:style style:name="pr2" style:family="presentation" style:parent-style-name="Default-title">
      <style:graphic-properties fo:min-height="3.4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3" style:family="paragraph">
      <style:paragraph-properties style:writing-mode="lr-tb"/>
      <style:text-properties style:font-name="Open Sans1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style:font-name="Open Sans1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46cm" svg:x="1.4cm" svg:y="0.52cm" presentation:class="title" presentation:user-transformed="true">
          <draw:text-box>
            <text:p text:style-name="P1"><text:span text:style-name="T1">bitcoin</text:span></text:p>
          </draw:text-box>
        </draw:frame>
        <draw:frame presentation:style-name="pr2" draw:text-style-name="P3" draw:layer="layout" svg:width="25.199cm" svg:height="3.46cm" svg:x="1.27cm" svg:y="3.832cm" presentation:class="title" presentation:user-transformed="true">
          <draw:text-box>
            <text:p text:style-name="P1"><text:span text:style-name="T2">Ancient Gree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.999cm" svg:height="15.748cm" svg:x="0cm" svg:y="0cm">
          <draw:image xlink:href="Pictures/1000020100000FA0000008CA689F556B883CAD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5.748cm" svg:x="0cm" svg:y="0cm">
          <draw:image xlink:href="Pictures/1000020100000FA0000008CAC2D5570C45393A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46cm" svg:x="1.401cm" svg:y="0.52cm" presentation:class="title" presentation:user-transformed="true">
          <draw:text-box>
            <text:p text:style-name="P1"><text:span text:style-name="T1">Tales de Milet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7.999cm" svg:height="15.748cm" svg:x="0cm" svg:y="0cm">
          <draw:image xlink:href="Pictures/1000020100000FA0000008CA00D271EA5EDE6A5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1T13:04:31.699097347</meta:creation-date>
    <dc:date>2021-07-06T17:06:55.320229105</dc:date>
    <meta:editing-duration>PT1H58M56S</meta:editing-duration>
    <meta:editing-cycles>10</meta:editing-cycles>
    <meta:generator>LibreOffice/7.1.3.2$Linux_X86_64 LibreOffice_project/10$Build-2</meta:generator>
    <meta:document-statistic meta:object-count="41"/>
  </office:meta>
</office:document-meta>
</file>